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JetBrains Mono"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webkit-standard" svg:font-family="webkit-standard"/>
  </office:font-face-decls>
  <office:automatic-styles>
    <style:style style:name="Table1" style:family="table">
      <style:table-properties style:width="11.665cm" table:align="left"/>
    </style:style>
    <style:style style:name="Table1.A" style:family="table-column">
      <style:table-column-properties style:column-width="1.321cm"/>
    </style:style>
    <style:style style:name="Table1.B" style:family="table-column">
      <style:table-column-properties style:column-width="10.343cm"/>
    </style:style>
    <style:style style:name="Table1.A1" style:family="table-cell">
      <style:table-cell-properties style:vertical-align="middle" style:border-line-width-left="0.007cm 0.007cm 0.007cm" style:border-line-width-right="0.007cm 0.007cm 0.007cm" style:border-line-width-top="0.007cm 0.007cm 0.007cm" style:border-line-width-bottom="0cm 0.004cm 0.002cm" fo:padding="0.049cm" fo:border-left="0.55pt double #808080" fo:border-right="0.55pt double #808080" fo:border-top="0.55pt double #808080" fo:border-bottom="0.05pt double #808080"/>
    </style:style>
    <style:style style:name="Table1.B1" style:family="table-cell">
      <style:table-cell-properties style:vertical-align="middle" style:border-line-width-left="0cm 0.004cm 0.002cm" style:border-line-width-right="0.007cm 0.007cm 0.007cm" style:border-line-width-top="0.007cm 0.007cm 0.007cm" style:border-line-width-bottom="0cm 0.004cm 0.002cm" fo:padding="0.049cm" fo:border-left="0.05pt double #808080" fo:border-right="0.55pt double #808080" fo:border-top="0.55pt double #808080" fo:border-bottom="0.05pt double #808080"/>
    </style:style>
    <style:style style:name="Table1.A2" style:family="table-cell">
      <style:table-cell-properties style:vertical-align="middle" style:border-line-width-left="0.007cm 0.007cm 0.007cm" style:border-line-width-right="0.007cm 0.007cm 0.007cm" style:border-line-width-bottom="0cm 0.004cm 0.002cm" fo:padding="0.049cm" fo:border-left="0.55pt double #808080" fo:border-right="0.55pt double #808080" fo:border-top="none" fo:border-bottom="0.05pt double #808080"/>
    </style:style>
    <style:style style:name="Table1.B2" style:family="table-cell">
      <style:table-cell-properties style:vertical-align="middle" style:border-line-width-left="0cm 0.004cm 0.002cm" style:border-line-width-right="0.007cm 0.007cm 0.007cm" style:border-line-width-bottom="0cm 0.004cm 0.002cm" fo:padding="0.049cm" fo:border-left="0.05pt double #808080" fo:border-right="0.55pt double #808080" fo:border-top="none" fo:border-bottom="0.05pt double #808080"/>
    </style:style>
    <style:style style:name="Table1.A9" style:family="table-cell">
      <style:table-cell-properties style:vertical-align="middle" style:border-line-width-left="0.007cm 0.007cm 0.007cm" style:border-line-width-right="0.007cm 0.007cm 0.007cm" style:border-line-width-bottom="0.007cm 0.007cm 0.007cm" fo:padding="0.049cm" fo:border-left="0.55pt double #808080" fo:border-right="0.55pt double #808080" fo:border-top="none" fo:border-bottom="0.55pt double #808080"/>
    </style:style>
    <style:style style:name="Table1.B9" style:family="table-cell">
      <style:table-cell-properties style:vertical-align="middle" style:border-line-width-left="0cm 0.004cm 0.002cm" style:border-line-width-right="0.007cm 0.007cm 0.007cm" style:border-line-width-bottom="0.007cm 0.007cm 0.007cm" fo:padding="0.049cm" fo:border-left="0.05pt double #808080" fo:border-right="0.55pt double #808080" fo:border-top="none" fo:border-bottom="0.55pt double #808080"/>
    </style:style>
    <style:style style:name="P1" style:family="paragraph" style:parent-style-name="Standard">
      <style:text-properties officeooo:rsid="000319e1" officeooo:paragraph-rsid="000319e1"/>
    </style:style>
    <style:style style:name="P2" style:family="paragraph" style:parent-style-name="Standard">
      <style:text-properties officeooo:rsid="000319e1" officeooo:paragraph-rsid="000cedfc"/>
    </style:style>
    <style:style style:name="P3" style:family="paragraph" style:parent-style-name="Standard">
      <style:text-properties officeooo:rsid="0003da01" officeooo:paragraph-rsid="000b1e1b"/>
    </style:style>
    <style:style style:name="P4" style:family="paragraph" style:parent-style-name="Standard">
      <style:text-properties officeooo:rsid="0003da01" officeooo:paragraph-rsid="000cedfc"/>
    </style:style>
    <style:style style:name="P5" style:family="paragraph" style:parent-style-name="Standard">
      <style:text-properties officeooo:rsid="0004aff4" officeooo:paragraph-rsid="0003da01"/>
    </style:style>
    <style:style style:name="P6" style:family="paragraph" style:parent-style-name="Standard">
      <style:text-properties officeooo:rsid="0004aff4" officeooo:paragraph-rsid="000734fd"/>
    </style:style>
    <style:style style:name="P7" style:family="paragraph" style:parent-style-name="Standard">
      <style:text-properties fo:font-weight="bold" officeooo:rsid="00056d82" officeooo:paragraph-rsid="00056d82" style:font-weight-asian="bold" style:font-weight-complex="bold"/>
    </style:style>
    <style:style style:name="P8" style:family="paragraph" style:parent-style-name="Standard">
      <style:text-properties fo:font-weight="bold" officeooo:rsid="0008c3c2" officeooo:paragraph-rsid="0008c3c2" style:font-weight-asian="bold" style:font-weight-complex="bold"/>
    </style:style>
    <style:style style:name="P9" style:family="paragraph" style:parent-style-name="Standard">
      <style:text-properties fo:font-weight="bold" officeooo:rsid="000a0d3c" officeooo:paragraph-rsid="000a0d3c" style:font-weight-asian="bold" style:font-weight-complex="bold"/>
    </style:style>
    <style:style style:name="P10" style:family="paragraph" style:parent-style-name="Standard">
      <style:text-properties fo:font-weight="bold" officeooo:rsid="000319e1" officeooo:paragraph-rsid="000cedfc" style:font-weight-asian="bold" style:font-weight-complex="bold"/>
    </style:style>
    <style:style style:name="P11" style:family="paragraph" style:parent-style-name="Standard">
      <style:text-properties officeooo:paragraph-rsid="000734fd"/>
    </style:style>
    <style:style style:name="P12" style:family="paragraph" style:parent-style-name="Standard">
      <style:text-properties officeooo:rsid="0008c3c2" officeooo:paragraph-rsid="000734fd"/>
    </style:style>
    <style:style style:name="P13" style:family="paragraph" style:parent-style-name="Standard">
      <style:text-properties officeooo:rsid="0008c3c2" officeooo:paragraph-rsid="0008c3c2"/>
    </style:style>
    <style:style style:name="P14" style:family="paragraph" style:parent-style-name="Standard">
      <style:text-properties officeooo:rsid="000a0d3c" officeooo:paragraph-rsid="000a0d3c"/>
    </style:style>
    <style:style style:name="P15"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loext:opacity="100%" style:font-name="Liberation Serif" fo:font-size="11pt" fo:font-weight="normal" style:font-size-asian="11pt" style:font-weight-asian="normal" style:font-size-complex="11pt" style:font-weight-complex="normal"/>
    </style:style>
    <style:style style:name="P16" style:family="paragraph" style:parent-style-name="Standard">
      <style:text-properties style:font-name="Liberation Serif" fo:font-size="11pt" fo:font-weight="bold" officeooo:rsid="000b1e1b" officeooo:paragraph-rsid="000b1e1b" style:font-size-asian="11pt" style:font-weight-asian="bold" style:font-size-complex="11pt" style:font-weight-complex="bold"/>
    </style:style>
    <style:style style:name="P17"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Liberation Serif" fo:font-size="11pt" fo:font-weight="normal" officeooo:rsid="000a0d3c" officeooo:paragraph-rsid="000a0d3c" style:font-size-asian="11pt" style:font-weight-asian="normal" style:font-size-complex="11pt" style:font-weight-complex="normal"/>
    </style:style>
    <style:style style:name="P18" style:family="paragraph"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Liberation Serif" fo:font-size="11pt" fo:font-weight="normal" style:font-size-asian="11pt" style:font-weight-asian="normal" style:font-size-complex="11pt" style:font-weight-complex="normal"/>
    </style:style>
    <style:style style:name="P19" style:family="paragraph" style:parent-style-name="Standard">
      <style:text-properties fo:font-size="12pt" fo:font-weight="bold" officeooo:rsid="000b1e1b" officeooo:paragraph-rsid="000b1e1b"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0b1e1b" officeooo:paragraph-rsid="000cedfc" style:font-size-asian="12pt" style:font-weight-asian="bold" style:font-size-complex="12pt" style:font-weight-complex="bold"/>
    </style:style>
    <style:style style:name="P21" style:family="paragraph" style:parent-style-name="Standard">
      <style:text-properties fo:font-size="12pt" fo:font-weight="bold" officeooo:rsid="000b1e1b" officeooo:paragraph-rsid="000cedfc" style:font-size-asian="12pt" style:font-weight-asian="bold" style:font-size-complex="12pt" style:font-weight-complex="bold"/>
    </style:style>
    <style:style style:name="P22" style:family="paragraph" style:parent-style-name="Standard">
      <style:text-properties fo:font-size="12pt" fo:font-weight="bold" officeooo:rsid="000a0d3c" officeooo:paragraph-rsid="000cedfc"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rsid="000cedfc" officeooo:paragraph-rsid="000cedfc" style:font-size-asian="12pt" style:font-weight-asian="bold" style:font-size-complex="12pt" style:font-weight-complex="bold"/>
    </style:style>
    <style:style style:name="P24" style:family="paragraph" style:parent-style-name="Standard">
      <style:text-properties fo:font-size="12pt" fo:font-weight="normal" officeooo:rsid="000b1e1b" officeooo:paragraph-rsid="000cedfc" style:font-size-asian="12pt" style:font-weight-asian="normal" style:font-size-complex="12pt" style:font-weight-complex="normal"/>
    </style:style>
    <style:style style:name="P25" style:family="paragraph" style:parent-style-name="Standard">
      <style:paragraph-properties fo:text-align="center" style:justify-single-word="false"/>
      <style:text-properties fo:font-size="13pt" fo:font-weight="bold" officeooo:rsid="000b1e1b" officeooo:paragraph-rsid="000b1e1b" style:font-size-asian="13pt" style:font-weight-asian="bold" style:font-size-complex="13pt" style:font-weight-complex="bold"/>
    </style:style>
    <style:style style:name="P26" style:family="paragraph" style:parent-style-name="Standard">
      <style:text-properties fo:font-size="11pt" fo:font-weight="normal" officeooo:rsid="000a0d3c" officeooo:paragraph-rsid="000a0d3c"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fo:font-size="11pt" fo:font-weight="normal" officeooo:rsid="000cedfc" officeooo:paragraph-rsid="000cedfc" style:font-size-asian="9.60000038146973pt" style:font-weight-asian="normal" style:font-size-complex="11pt" style:font-weight-complex="normal"/>
    </style:style>
    <style:style style:name="P28" style:family="paragraph" style:parent-style-name="Standard">
      <style:text-properties fo:font-size="11pt" officeooo:rsid="0003da01" officeooo:paragraph-rsid="000cedfc" style:font-size-asian="11pt" style:font-size-complex="11pt"/>
    </style:style>
    <style:style style:name="P29" style:family="paragraph" style:parent-style-name="Standard">
      <style:text-properties fo:font-size="11pt" officeooo:rsid="000cedfc" officeooo:paragraph-rsid="000cedfc" style:font-size-asian="11pt" style:font-size-complex="11pt"/>
    </style:style>
    <style:style style:name="P30" style:family="paragraph" style:parent-style-name="Table_20_Contents">
      <style:text-properties style:font-name="Liberation Serif" fo:font-size="11pt" style:font-size-asian="11pt" style:font-size-complex="11pt"/>
    </style:style>
    <style:style style:name="P31" style:family="paragraph" style:parent-style-name="Table_20_Contents">
      <style:text-properties style:font-name="Liberation Serif" fo:font-size="11pt" officeooo:rsid="000b1e1b" officeooo:paragraph-rsid="000b1e1b" style:font-size-asian="11pt" style:font-size-complex="11pt"/>
    </style:style>
    <style:style style:name="P32" style:family="paragraph" style:parent-style-name="Table_20_Heading">
      <style:text-properties style:font-name="Liberation Serif" fo:font-size="11pt" style:font-size-asian="11pt" style:font-size-complex="11pt"/>
    </style:style>
    <style:style style:name="T1" style:family="text">
      <style:text-properties officeooo:rsid="0004aff4"/>
    </style:style>
    <style:style style:name="T2" style:family="text">
      <style:text-properties officeooo:rsid="00056d82"/>
    </style:style>
    <style:style style:name="T3" style:family="text">
      <style:text-properties fo:color="#c9211e" loext:opacity="100%" officeooo:rsid="00056d82"/>
    </style:style>
    <style:style style:name="T4" style:family="text">
      <style:text-properties fo:color="#c9211e" loext:opacity="100%" fo:font-weight="normal" officeooo:rsid="00056d82" style:font-weight-asian="normal" style:font-weight-complex="normal"/>
    </style:style>
    <style:style style:name="T5" style:family="text">
      <style:text-properties officeooo:rsid="000734f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8c3c2"/>
    </style:style>
    <style:style style:name="T9" style:family="text">
      <style:text-properties officeooo:rsid="000a0d3c"/>
    </style:style>
    <style:style style:name="T10" style:family="text">
      <style:text-properties fo:color="#000000" loext:opacity="100%"/>
    </style:style>
    <style:style style:name="T11" style:family="text">
      <style:text-properties fo:color="#000000" loext:opacity="100%" style:font-name="Liberation Serif"/>
    </style:style>
    <style:style style:name="T12" style:family="text">
      <style:text-properties officeooo:rsid="000b1e1b"/>
    </style:style>
    <style:style style:name="T13" style:family="text">
      <style:text-properties fo:font-variant="normal" fo:text-transform="none" fo:color="#000000" loext:opacity="100%" fo:letter-spacing="normal" fo:font-style="normal" fo:font-weight="normal"/>
    </style:style>
    <style:style style:name="T14" style:family="text">
      <style:text-properties officeooo:rsid="000cedfc"/>
    </style:style>
    <style:style style:name="T15" style:family="text">
      <style:text-properties officeooo:rsid="000e2f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Aleksandrs Lukjanovs: M00674847</text:p>
      <text:p text:style-name="P25"/>
      <text:p text:style-name="P25">Artificial Intelligence Coursework 1</text:p>
      <text:p text:style-name="P25"/>
      <text:p text:style-name="P23">Utility</text:p>
      <text:p text:style-name="P23"/>
      <text:p text:style-name="P27">My utility function consists of my utility code which I re-use mostly everywhere all it does is simply calculate the euclidian distance and fill its matrix.</text:p>
      <text:p text:style-name="P25"/>
      <text:p text:style-name="P10">Depths First Search</text:p>
      <text:p text:style-name="P2"/>
      <text:p text:style-name="P28">Big (O) = N Factorial <text:span text:style-name="T14">is the speed for depths first. This algorithm relies on the principle of exploring all possibilities as far as it goes then backtracking. My version of this relies on principle of having two arrays filled with 1s and 0s for visited and unvisited. One of the arrays is located globally where as one travels locally. The global keeps track of overall visited cities while the local keeps track of nearest neighbours or where you can and can not go. I compare these two arrays to find out where I am able to go next. </text:span><text:span text:style-name="T15">Make neighbours creates neighbour by simply changing an array index to 1. Make decision compares two arrays and outputs a possible path. My primary search loops make decision and pops when there is no available path until it reaches first city again and pops it. Then its done. </text:span></text:p>
      <text:p text:style-name="P28"/>
      <text:p text:style-name="P29">I also have a stack which I have created by linking nodes which allows me to push, pop, peek, and getPath I use this stack to store my path and accumulate the length. </text:p>
      <text:p text:style-name="P4"/>
      <text:p text:style-name="P22">Results:</text:p>
      <text:p text:style-name="P22"/>
      <text:p text:style-name="P21">Train 1 : <text:span text:style-name="T7">Path: [1, 3, 2, 4] Length: 24.293023070189598</text:span></text:p>
      <text:p text:style-name="P24">Complete in: 96.023818ms</text:p>
      <text:p text:style-name="P24"/>
      <text:p text:style-name="P24"><text:span text:style-name="T6">Train 2 :</text:span> Path: [1, 7, 8, 5, 6, 4, 2, 3] Length: 65.65395780324545</text:p>
      <text:p text:style-name="P24">Complete in: 139.43292ms</text:p>
      <text:p text:style-name="P24"/>
      <text:p text:style-name="P21">Train 3 : <text:span text:style-name="T7">Path: [1, 2, 9, 6, 8, 3, 4, 5, 7] Length: 229.50916652583456</text:span></text:p>
      <text:p text:style-name="P20"><text:span text:style-name="T7">Complete in: 194.6677ms</text:span></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9"/>
      <text:p text:style-name="P9">Ant Colony Optimization Algorithm</text:p>
      <text:p text:style-name="P1"/>
      <text:p text:style-name="P3"><text:span text:style-name="T1">The algorithm consists of the ant and its colony </text:span><text:s/><text:span text:style-name="T1">which are broken down further into their corresponding functions. </text:span><text:span text:style-name="T12">The ant colony idea is that ants run over the same paths while running a certain algorithm and based on distance and pheromones are more influenced to take a certain path and update the pheromone. Slowly it would lead to optimal path as the bias towards pheromones would hone them in. This algorithm has </text:span>Big (O) = N^2 <text:span text:style-name="T12">time because of all the loops.</text:span></text:p>
      <text:p text:style-name="P5"/>
      <text:p text:style-name="P7">Ant Class</text:p>
      <text:p text:style-name="P6">The ant class is the actual ant that gets replicated, adjusted and run again inside the ant-colony. <text:span text:style-name="T2">Inside the ant class we have the </text:span><text:span text:style-name="T3">initializers</text:span><text:span text:style-name="T2"> to hold some settings and variables for the ant to pass around mainly of note are the Exploration/Exploitation as those are what decide what the ant will bias towards more. Either exploring or looking for pheromones. </text:span></text:p>
      <text:p text:style-name="P6"/>
      <text:p text:style-name="P11"><text:soft-page-break/><text:span text:style-name="T2">The </text:span><text:span text:style-name="T4">makeDecision</text:span><text:span text:style-name="T2"> method of the ant as obvious by its name allows the ant to make the decision as to where to go next </text:span><text:span text:style-name="T8">this is the most important part of the algorithm</text:span><text:span text:style-name="T2">. </text:span><text:span text:style-name="T5">This method establishes a boundary for each unvisited city in a way that can be visualized as [20,40,30,10.22] where each city has a certain chance to get picked to go. We get this boundary number by getting the fraction of that city which is influenced by the exploitation, exploration, pheromone matrix, and the distance matrix. The formula for getting the weight is (1/D^Exploration) * P^Exploitation where 1/ is needed to reward the smallest path by making it bigger. Also, D stands for distance matrix and P stands for pheromone matrix. </text:span><text:span text:style-name="T8">You would then keep adding these fractions to get a total fraction and with that you are able to make the array filled with boundaries. It is then as simple as generating a random number or double in my case and go through the array with a for to see where in the boundary it lands. That is the next city. Also I can avoid cities I have visited as similarly to my Depths First Search I use my 1’s and 0’s array to symbolise where I have been where I was not.</text:span></text:p>
      <text:p text:style-name="P12"/>
      <text:p text:style-name="P13">The makePath being the simplest of the entire and where it assembles a path out of my makeDecision function and counts the distance. </text:p>
      <text:p text:style-name="P13"/>
      <text:p text:style-name="P8">Colony_Opt Class</text:p>
      <text:p text:style-name="P13">The colony optimisation class has multiple methods the main of which is activate colony which <text:span text:style-name="T9">runs a set amount of ants for a set amount of generations while applying the change matrix over the pheromone matrix after each ant generation. It also has the evaporation multiplier which will slowly wipe away unvisited pheromone trails optimizing the path. </text:span></text:p>
      <text:p text:style-name="P13"/>
      <text:p text:style-name="P14">The initializeMatrix class simply sets the initial pheromone level for the ants so they have the incentive to actually travel.</text:p>
      <text:p text:style-name="P9"/>
      <text:p text:style-name="P9">Extra Main Optimisation</text:p>
      <text:p text:style-name="P14">Just to clarify inside the main you can find an additional optimization for test 4 which simply runs it a lot more and takes the best path. This is simply to improve accuracy.</text:p>
      <text:p text:style-name="P14"/>
      <text:p text:style-name="P9">Results: </text:p>
      <text:p text:style-name="P9"/>
      <text:p text:style-name="P17"><text:span text:style-name="T10">Test 1: Path: [5, 3, 10, 6, 11, 7, 1, 9, 8, 12, 2, 4, 5] Distance: 275.5834109126775 Time: 1338.108089ms</text:span></text:p>
      <text:p text:style-name="P15"/>
      <text:p text:style-name="P18"><text:span text:style-name="T10">Test 2: Path: [12, 10, 6, 7, 5, 8, 11, 9, 14, 1, 4, 2, 13, 3, 12] Distance: 836.7919803287863 Time: 1738.63237ms</text:span></text:p>
      <text:p text:style-name="P15"/>
      <text:p text:style-name="P18"><text:span text:style-name="T10">Test 3: Path: [16, 12, 14, 9, 3, 17, 1, 8, 6, 13, 11, 2, 7, 10, 5, 4, 15, 16] Distance: 121847.98968606812 Time: 2353.391484ms</text:span></text:p>
      <text:p text:style-name="P15"/>
      <text:p text:style-name="P26"><text:span text:style-name="T11">Test 4: Path: [9, 27, 3, 19, 13, 5, 8, 21, 6, 26, 7, 23, 12, 17, 18, 20, 24, 25, 14, 22, 1, 15, 10, 4, 11, 2, 16, 9] Distance: 2122098.2509922795 Time: 200.58556ms</text:span></text:p>
      <text:p text:style-name="P19"/>
      <text:p text:style-name="P19"/>
      <text:p text:style-name="P19">Prediction</text:p>
      <text:p text:style-name="P16"/>
      <text:p text:style-name="P16"><text:span text:style-name="T13">Marking scheme: </text:span></text:p>
      <table:table table:name="Table1" table:style-name="Table1">
        <table:table-column table:style-name="Table1.A"/>
        <table:table-column table:style-name="Table1.B"/>
        <table:table-row table:style-name="TableLine140262103027456">
          <table:table-cell table:style-name="Table1.A1" office:value-type="string">
            <text:p text:style-name="P32">Points</text:p>
          </table:table-cell>
          <table:table-cell table:style-name="Table1.B1" office:value-type="string">
            <text:p text:style-name="P32">Area</text:p>
          </table:table-cell>
        </table:table-row>
        <table:table-row table:style-name="TableLine140262103027456">
          <table:table-cell table:style-name="Table1.A2" office:value-type="string">
            <text:p text:style-name="P30">10</text:p>
          </table:table-cell>
          <table:table-cell table:style-name="Table1.B2" office:value-type="string">
            <text:p text:style-name="P30">Self Marking Sheet</text:p>
          </table:table-cell>
        </table:table-row>
        <table:table-row table:style-name="TableLine140262103027456">
          <table:table-cell table:style-name="Table1.A2" office:value-type="string">
            <text:p text:style-name="P30">10</text:p>
          </table:table-cell>
          <table:table-cell table:style-name="Table1.B2" office:value-type="string">
            <text:p text:style-name="P30">Solve First Training Problem</text:p>
          </table:table-cell>
        </table:table-row>
        <table:table-row table:style-name="TableLine140262103027456">
          <table:table-cell table:style-name="Table1.A2" office:value-type="string">
            <text:p text:style-name="P30">10</text:p>
          </table:table-cell>
          <table:table-cell table:style-name="Table1.B2" office:value-type="string">
            <text:p text:style-name="P30">Get Optimal Result for All Three Training Problems.</text:p>
          </table:table-cell>
        </table:table-row>
        <table:table-row table:style-name="TableLine140262103027456">
          <table:table-cell table:style-name="Table1.A2" office:value-type="string">
            <text:p text:style-name="P31">8</text:p>
          </table:table-cell>
          <table:table-cell table:style-name="Table1.B2" office:value-type="string">
            <text:p text:style-name="P30">Describe Algorithm(s) Used</text:p>
          </table:table-cell>
        </table:table-row>
        <table:table-row table:style-name="TableLine140262103027456">
          <table:table-cell table:style-name="Table1.A2" office:value-type="string">
            <text:p text:style-name="P31">4</text:p>
          </table:table-cell>
          <table:table-cell table:style-name="Table1.B2" office:value-type="string">
            <text:p text:style-name="P30">Quality of Code</text:p>
          </table:table-cell>
        </table:table-row>
        <text:soft-page-break/>
        <table:table-row table:style-name="TableLine140262103027456">
          <table:table-cell table:style-name="Table1.A2" office:value-type="string">
            <text:p text:style-name="P31">16</text:p>
          </table:table-cell>
          <table:table-cell table:style-name="Table1.B2" office:value-type="string">
            <text:p text:style-name="P30">Get Optimal Results for the First Three Tests</text:p>
          </table:table-cell>
        </table:table-row>
        <table:table-row table:style-name="TableLine140262103027456">
          <table:table-cell table:style-name="Table1.A2" office:value-type="string">
            <text:p text:style-name="P31">14</text:p>
          </table:table-cell>
          <table:table-cell table:style-name="Table1.B2" office:value-type="string">
            <text:p text:style-name="P30">Get Optimal Results for First Three Tests in under a minute.</text:p>
          </table:table-cell>
        </table:table-row>
        <table:table-row table:style-name="TableLine140262103027456">
          <table:table-cell table:style-name="Table1.A9" office:value-type="string">
            <text:p text:style-name="P31">5</text:p>
          </table:table-cell>
          <table:table-cell table:style-name="Table1.B9" office:value-type="string">
            <text:p text:style-name="P30">Best system on Fourth Test (Path length times time.)</text:p>
          </table:table-cell>
        </table:table-row>
      </table:table>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JetBrains Mono"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webkit-standard" svg:font-family="webkit-standar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10T15:05:06.047520519</meta:creation-date>
    <dc:date>2021-12-10T16:58:03.764665944</dc:date>
    <meta:editing-duration>PT19M40S</meta:editing-duration>
    <meta:editing-cycles>3</meta:editing-cycles>
    <meta:generator>LibreOffice/7.2.1.2$MacOSX_X86_64 LibreOffice_project/87b77fad49947c1441b67c559c339af8f3517e22</meta:generator>
    <meta:document-statistic meta:table-count="1" meta:image-count="0" meta:object-count="0" meta:page-count="3" meta:paragraph-count="50" meta:word-count="934" meta:character-count="5220" meta:non-whitespace-character-count="4328"/>
  </office:meta>
</office:document-meta>
</file>